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Arial" svg:font-family="Arial"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 officeooo:rsid="000dde87" officeooo:paragraph-rsid="000dde87"/>
    </style:style>
    <style:style style:name="P2" style:family="paragraph" style:parent-style-name="Text_20_body">
      <style:text-properties style:font-name="Arial"/>
    </style:style>
    <style:style style:name="P3" style:family="paragraph" style:parent-style-name="Text_20_body">
      <style:text-properties style:font-name="Arial" officeooo:rsid="000dde87" officeooo:paragraph-rsid="000dde87"/>
    </style:style>
    <style:style style:name="P4" style:family="paragraph" style:parent-style-name="Text_20_body">
      <style:text-properties style:font-name="Arial" officeooo:rsid="000dde87" officeooo:paragraph-rsid="0012976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According to the author, many Britons believe that the empire was a good thing because they have a limited understanding of the actual history of the empire, which is hardly taught in schools and not explored elsewhere. The empire has become reduced to a few achievements like the abolition of slavery, the building of Indian railways, and the spread of the English language.</text:p>
      <text:p text:style-name="P4">The bad aspects that are almost forgotten include manmade famines, slave trading, ethnic cleansing, and day-to-day violence of empire, as well as the long list of what the Victorians liked to call 'small wars.'</text:p>
      <text:p text:style-name="P2">The author claims that British people are insulted when nations that were invaded by British armies point out the negative consequences of British rule, such as the decline of India's share of the global economy or Britain's century of state-sponsored, military-backed drug pushing in China.</text:p>
      <text:p text:style-name="P2">Countries that were not colonised also managed to achieve economic developments, education systems, world languages, and railways without being absorbed into one of Europe's empires, as seen in the examples of Japan and Thailand.</text:p>
      <text:p text:style-name="P2">Among the many groups involved in colonisation were brutal soldiers and traders motivated by personal greed, careerism, or racial theory, as well as missionaries and abolitionists who were the 18th- and 19th-century equivalents of aid workers.</text:p>
      <text:p text:style-name="P2">Many of those who came with good intentions, such as the missionaries and abolitionists, were also driven by racial paternalism and the urge to spread their faith, which sometimes led to clashes with the indigenous people.</text:p>
      <text:p text:style-name="P2">On one hand, the British ended some terrible practices such as the ritual burning of widows in India and the superstitious killing of newborn twins in Nigeria, but on the other hand, whenever the empire encountered indigenous resistance, it acted with incredible brutality, as seen in the tens of thousands of Africans who were murdered, tortured, and mutilated in British concentration camps in Kenya.</text:p>
      <text:p text:style-name="P2">The main reason for creating the empire was to enrich the imperial mother country, not to realize some vague civilising mission. The empire was created to serve British interests, and expecting others to believe otherwise is a fantasy that needs to be abandoned to have productive relationships with former colonies.</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Arial" svg:font-family="Arial"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de" fo:country="DE"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1965in" style:contextual-spacing="false" fo:line-height="115%"/>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02-20T10:51:40.545000000</dc:date>
    <meta:editing-duration>PT56M50S</meta:editing-duration>
    <meta:editing-cycles>3</meta:editing-cycles>
    <meta:generator>LibreOffice/7.1.0.3$Windows_X86_64 LibreOffice_project/f6099ecf3d29644b5008cc8f48f42f4a40986e4c</meta:generator>
    <meta:document-statistic meta:table-count="0" meta:image-count="0" meta:object-count="0" meta:page-count="1" meta:paragraph-count="8" meta:word-count="362" meta:character-count="2288" meta:non-whitespace-character-count="1934"/>
  </office:meta>
</office:document-meta>
</file>